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1972in" fo:margin-right="0in" fo:text-align="center" style:justify-single-word="false" fo:text-indent="0in" style:auto-text-indent="false" fo:padding="0in" fo:border="none">
        <style:tab-stops>
          <style:tab-stop style:position="0.0984in"/>
          <style:tab-stop style:position="0.1972in"/>
          <style:tab-stop style:position="0.2957in"/>
          <style:tab-stop style:position="0.5909in"/>
          <style:tab-stop style:position="0.6898in"/>
        </style:tab-stops>
      </style:paragraph-properties>
    </style:style>
    <style:style style:name="P2" style:family="paragraph" style:parent-style-name="Standard">
      <style:paragraph-properties fo:margin-left="0.1972in" fo:margin-right="0in" fo:line-height="115%" fo:text-align="justify" style:justify-single-word="false" fo:text-indent="0in" style:auto-text-indent="false" fo:padding="0in" fo:border="none">
        <style:tab-stops>
          <style:tab-stop style:position="0.0984in"/>
          <style:tab-stop style:position="0.1972in"/>
          <style:tab-stop style:position="0.2957in"/>
          <style:tab-stop style:position="0.5909in"/>
          <style:tab-stop style:position="0.6898in"/>
        </style:tab-stops>
      </style:paragraph-properties>
      <style:text-properties fo:color="#000000" fo:font-size="11pt" style:font-size-asian="11pt" style:font-size-complex="11pt"/>
    </style:style>
    <style:style style:name="P3" style:family="paragraph" style:parent-style-name="Standard">
      <style:paragraph-properties fo:margin-left="0.1972in" fo:margin-right="0in" fo:line-height="115%" fo:text-align="justify" style:justify-single-word="false" fo:text-indent="0in" style:auto-text-indent="false" fo:padding="0in" fo:border="none">
        <style:tab-stops>
          <style:tab-stop style:position="0.0984in"/>
          <style:tab-stop style:position="0.1972in"/>
          <style:tab-stop style:position="0.2957in"/>
          <style:tab-stop style:position="0.5909in"/>
          <style:tab-stop style:position="0.6898in"/>
        </style:tab-stops>
      </style:paragraph-properties>
    </style:style>
    <style:style style:name="P4" style:family="paragraph" style:parent-style-name="Standard">
      <style:paragraph-properties fo:margin-left="0.1972in" fo:margin-right="0in" fo:line-height="115%" fo:text-align="justify" style:justify-single-word="false" fo:text-indent="0in" style:auto-text-indent="false" fo:padding="0in" fo:border="none">
        <style:tab-stops>
          <style:tab-stop style:position="0.0984in"/>
          <style:tab-stop style:position="0.1972in"/>
          <style:tab-stop style:position="0.2957in"/>
          <style:tab-stop style:position="0.5in"/>
          <style:tab-stop style:position="0.5909in"/>
          <style:tab-stop style:position="0.6898in"/>
        </style:tab-stops>
      </style:paragraph-properties>
    </style:style>
    <style:style style:name="P5" style:family="paragraph" style:parent-style-name="Standard" style:master-page-name="Standard">
      <style:paragraph-properties fo:margin-left="0.1972in" fo:margin-right="0in" fo:text-align="center" style:justify-single-word="false" fo:text-indent="0in" style:auto-text-indent="false" style:page-number="auto" fo:padding="0in" fo:border="none">
        <style:tab-stops>
          <style:tab-stop style:position="0.0984in"/>
          <style:tab-stop style:position="0.1972in"/>
          <style:tab-stop style:position="0.2957in"/>
          <style:tab-stop style:position="0.5909in"/>
          <style:tab-stop style:position="0.6898in"/>
        </style:tab-stops>
      </style:paragraph-properties>
    </style:style>
    <style:style style:name="P6" style:family="paragraph" style:parent-style-name="Standard" style:list-style-name="WWNum8">
      <style:paragraph-properties fo:margin-left="0.1984in" fo:margin-right="0in" fo:line-height="115%" fo:text-align="justify" style:justify-single-word="false" fo:hyphenation-ladder-count="no-limit" fo:text-indent="-0.0016in" style:auto-text-indent="false" fo:padding="0in" fo:border="none" style:vertical-align="top">
        <style:tab-stops>
          <style:tab-stop style:position="0.0984in"/>
          <style:tab-stop style:position="0.1972in"/>
          <style:tab-stop style:position="0.2957in"/>
          <style:tab-stop style:position="0.5in"/>
          <style:tab-stop style:position="0.5909in"/>
          <style:tab-stop style:position="0.6898in"/>
        </style:tab-stops>
      </style:paragraph-properties>
      <style:text-properties fo:hyphenate="false" fo:hyphenation-remain-char-count="2" fo:hyphenation-push-char-count="2" loext:hyphenation-no-caps="false"/>
    </style:style>
    <style:style style:name="P7" style:family="paragraph" style:parent-style-name="Standard" style:list-style-name="WWNum2">
      <style:paragraph-properties fo:margin-left="0.1984in" fo:margin-right="0in" fo:line-height="115%" fo:text-align="justify" style:justify-single-word="false" fo:hyphenation-ladder-count="no-limit" fo:text-indent="-0.0016in" style:auto-text-indent="false" fo:padding="0in" fo:border="none" style:vertical-align="top">
        <style:tab-stops>
          <style:tab-stop style:position="0.0984in"/>
          <style:tab-stop style:position="0.1972in"/>
          <style:tab-stop style:position="0.2957in"/>
          <style:tab-stop style:position="0.5909in"/>
          <style:tab-stop style:position="0.6898in"/>
        </style:tab-stops>
      </style:paragraph-properties>
      <style:text-properties fo:hyphenate="false" fo:hyphenation-remain-char-count="2" fo:hyphenation-push-char-count="2" loext:hyphenation-no-caps="false"/>
    </style:style>
    <style:style style:name="P8" style:family="paragraph" style:parent-style-name="Standard" style:list-style-name="">
      <style:paragraph-properties fo:margin-left="0.1984in" fo:margin-right="0in" fo:line-height="115%" fo:text-align="justify" style:justify-single-word="false" fo:hyphenation-ladder-count="no-limit" fo:text-indent="0in" style:auto-text-indent="false" fo:padding="0in" fo:border="none" style:vertical-align="top">
        <style:tab-stops>
          <style:tab-stop style:position="0.0984in"/>
          <style:tab-stop style:position="0.1972in"/>
          <style:tab-stop style:position="0.2957in"/>
          <style:tab-stop style:position="0.5in"/>
          <style:tab-stop style:position="0.5909in"/>
          <style:tab-stop style:position="0.6898in"/>
        </style:tab-stops>
      </style:paragraph-properties>
      <style:text-properties fo:color="#000000" fo:font-size="11pt" style:font-size-asian="11pt" style:font-size-complex="11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.1972in" fo:margin-right="0in" fo:line-height="115%" fo:text-align="justify" style:justify-single-word="false" fo:text-indent="-0.0008in" style:auto-text-indent="false" fo:padding="0in" fo:border="none">
        <style:tab-stops>
          <style:tab-stop style:position="0.0984in"/>
          <style:tab-stop style:position="0.1972in"/>
          <style:tab-stop style:position="0.2957in"/>
          <style:tab-stop style:position="0.5in"/>
          <style:tab-stop style:position="0.5909in"/>
          <style:tab-stop style:position="0.6898in"/>
        </style:tab-stops>
      </style:paragraph-properties>
    </style:style>
    <style:style style:name="P10" style:family="paragraph" style:parent-style-name="Standard" style:list-style-name="WWNum9">
      <style:paragraph-properties fo:margin-left="0.1972in" fo:margin-right="0in" fo:line-height="115%" fo:text-align="justify" style:justify-single-word="false" fo:hyphenation-ladder-count="no-limit" fo:text-indent="-0.0008in" style:auto-text-indent="false" fo:padding="0in" fo:border="none" style:vertical-align="top">
        <style:tab-stops>
          <style:tab-stop style:position="0.0984in"/>
          <style:tab-stop style:position="0.1972in"/>
          <style:tab-stop style:position="0.2957in"/>
          <style:tab-stop style:position="0.5in"/>
          <style:tab-stop style:position="0.5909in"/>
          <style:tab-stop style:position="0.6898in"/>
        </style:tab-stops>
      </style:paragraph-properties>
      <style:text-properties fo:hyphenate="false" fo:hyphenation-remain-char-count="2" fo:hyphenation-push-char-count="2" loext:hyphenation-no-caps="false"/>
    </style:style>
    <style:style style:name="P11" style:family="paragraph" style:parent-style-name="Standard" style:list-style-name="WWNum6">
      <style:paragraph-properties fo:margin-left="0.1972in" fo:margin-right="0in" fo:line-height="115%" fo:text-align="justify" style:justify-single-word="false" fo:hyphenation-ladder-count="no-limit" fo:text-indent="-0.0008in" style:auto-text-indent="false" fo:padding="0in" fo:border="none" style:vertical-align="top">
        <style:tab-stops>
          <style:tab-stop style:position="0.0984in"/>
          <style:tab-stop style:position="0.1972in"/>
          <style:tab-stop style:position="0.2957in"/>
          <style:tab-stop style:position="0.5in"/>
          <style:tab-stop style:position="0.5909in"/>
          <style:tab-stop style:position="0.6898in"/>
        </style:tab-stops>
      </style:paragraph-properties>
      <style:text-properties fo:hyphenate="false" fo:hyphenation-remain-char-count="2" fo:hyphenation-push-char-count="2" loext:hyphenation-no-caps="false"/>
    </style:style>
    <style:style style:name="P12" style:family="paragraph" style:parent-style-name="Standard" style:list-style-name="WWNum4">
      <style:paragraph-properties fo:margin-left="0.1972in" fo:margin-right="0in" fo:line-height="115%" fo:text-align="justify" style:justify-single-word="false" fo:hyphenation-ladder-count="no-limit" fo:text-indent="-0.0008in" style:auto-text-indent="false" fo:padding="0in" fo:border="none" style:vertical-align="top">
        <style:tab-stops>
          <style:tab-stop style:position="0.0984in"/>
          <style:tab-stop style:position="0.1972in"/>
          <style:tab-stop style:position="0.2957in"/>
          <style:tab-stop style:position="0.5in"/>
          <style:tab-stop style:position="0.5909in"/>
          <style:tab-stop style:position="0.6898in"/>
        </style:tab-stops>
      </style:paragraph-properties>
      <style:text-properties fo:hyphenate="false" fo:hyphenation-remain-char-count="2" fo:hyphenation-push-char-count="2" loext:hyphenation-no-caps="false"/>
    </style:style>
    <style:style style:name="P13" style:family="paragraph" style:parent-style-name="Standard" style:list-style-name="WWNum4">
      <style:paragraph-properties fo:margin-left="0.1972in" fo:margin-right="0in" fo:line-height="115%" fo:text-align="justify" style:justify-single-word="false" fo:hyphenation-ladder-count="no-limit" fo:text-indent="-0.0008in" style:auto-text-indent="false" fo:padding="0in" fo:border="none" style:vertical-align="top">
        <style:tab-stops>
          <style:tab-stop style:position="0.0984in"/>
          <style:tab-stop style:position="0.1972in"/>
          <style:tab-stop style:position="0.2957in"/>
          <style:tab-stop style:position="0.5in"/>
          <style:tab-stop style:position="0.5909in"/>
          <style:tab-stop style:position="0.6898in"/>
          <style:tab-stop style:position="1in"/>
        </style:tab-stops>
      </style:paragraph-properties>
      <style:text-properties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.1972in" fo:margin-right="0in" fo:line-height="115%" fo:text-align="justify" style:justify-single-word="false" fo:text-indent="-0.0008in" style:auto-text-indent="false" fo:padding="0in" fo:border="none">
        <style:tab-stops>
          <style:tab-stop style:position="0.0984in"/>
          <style:tab-stop style:position="0.1972in"/>
          <style:tab-stop style:position="0.2957in"/>
          <style:tab-stop style:position="0.5in"/>
          <style:tab-stop style:position="0.5909in"/>
          <style:tab-stop style:position="0.6898in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Standard">
      <style:paragraph-properties fo:margin-left="0.1972in" fo:margin-right="0in" fo:line-height="115%" fo:text-align="justify" style:justify-single-word="false" fo:text-indent="-0.0008in" style:auto-text-indent="false" fo:padding="0in" fo:border="none">
        <style:tab-stops>
          <style:tab-stop style:position="0.0984in"/>
          <style:tab-stop style:position="0.1972in"/>
          <style:tab-stop style:position="0.2957in"/>
          <style:tab-stop style:position="0.5in"/>
          <style:tab-stop style:position="0.5909in"/>
          <style:tab-stop style:position="0.6898in"/>
        </style:tab-stops>
      </style:paragraph-properties>
      <style:text-properties fo:color="#000000" fo:font-size="11pt" style:font-size-asian="11pt" style:font-size-complex="11pt"/>
    </style:style>
    <style:style style:name="P16" style:family="paragraph" style:parent-style-name="Standard">
      <style:paragraph-properties fo:margin-left="0.1972in" fo:margin-right="0in" fo:line-height="115%" fo:text-align="justify" style:justify-single-word="false" fo:text-indent="-0.0008in" style:auto-text-indent="false">
        <style:tab-stops>
          <style:tab-stop style:position="0.0984in"/>
          <style:tab-stop style:position="0.1972in"/>
          <style:tab-stop style:position="0.2957in"/>
          <style:tab-stop style:position="0.5in"/>
          <style:tab-stop style:position="0.5909in"/>
          <style:tab-stop style:position="0.6898in"/>
        </style:tab-stops>
      </style:paragraph-properties>
    </style:style>
    <style:style style:name="T1" style:family="text">
      <style:text-properties fo:color="#000000" fo:font-size="11pt" fo:font-weight="bold" style:font-size-asian="11pt" style:font-weight-asian="bold" style:font-size-complex="11pt"/>
    </style:style>
    <style:style style:name="T2" style:family="text">
      <style:text-properties fo:color="#000000" fo:font-size="11pt" style:font-size-asian="11pt" style:font-size-complex="11pt"/>
    </style:style>
    <style:style style:name="T3" style:family="text">
      <style:text-properties fo:color="#000000" fo:font-size="11pt" style:font-size-asian="11pt" style:font-size-complex="11pt" fo:background-color="#ffffff"/>
    </style:style>
    <style:style style:name="T4" style:family="text">
      <style:text-properties fo:color="#000000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5" style:family="text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color="#000000" fo:font-size="11pt" fo:language="ky" fo:country="KG" style:font-size-asian="11pt" style:font-size-complex="11pt"/>
    </style:style>
    <style:style style:name="T7" style:family="text">
      <style:text-properties fo:color="#000000" fo:font-size="11pt" fo:language="ky" fo:country="KG" style:text-underline-style="solid" style:text-underline-width="auto" style:text-underline-color="font-color" fo:font-weight="bold" style:font-size-asian="11pt" style:font-weight-asian="bold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style:font-size-asian="11pt" style:font-size-complex="11pt" fo:background-color="#ffffff"/>
    </style:style>
    <style:style style:name="T10" style:family="text">
      <style:text-properties fo:font-size="11pt" fo:language="ky" fo:country="KG" style:font-size-asian="11pt" style:font-size-complex="11pt"/>
    </style:style>
    <style:style style:name="T11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12" style:family="text">
      <style:text-properties fo:font-size="11pt" fo:font-weight="bold" style:font-size-asian="11pt" style:font-weight-asian="bold" style:font-size-complex="11pt"/>
    </style:style>
    <style:style style:name="T13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T14" style:family="text">
      <style:text-properties fo:color="#0000ff" fo:font-size="11pt" style:text-underline-style="solid" style:text-underline-width="auto" style:text-underline-color="font-color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ТЕХНИЧЕСКОЕ ЗАДАНИЕ</text:span></text:p>
      <text:p text:style-name="P1"><text:span text:style-name="T1">на разработку корпоративного сайта</text:span></text:p>
      <text:p text:style-name="P1"><text:span text:style-name="T1">Кыргызского государственного юридического университета (КГЮА)</text:span></text:p>
      <text:p text:style-name="P1"><text:span text:style-name="T1">https://www.ksla.kg/</text:span></text:p>
      <text:p text:style-name="P2"/>
      <text:p text:style-name="P3"><text:span text:style-name="T4">Общие требования к Сайту:</text:span></text:p>
      <text:list xml:id="list3356394726" text:style-name="WWNum8">
        <text:list-item>
          <text:h text:style-name="P6" text:outline-level="1"><text:span text:style-name="T2">Подключение к сайту Google Analytics. Метрика для отслеживания статистики посещения раздела.</text:span></text:h>
        </text:list-item>
        <text:list-item>
          <text:h text:style-name="P6" text:outline-level="1"><text:span text:style-name="T2">Создание единого модуля использования для комментариев для всех соц. сетей (</text:span><text:span text:style-name="T8">с возможностью предмодерирования).</text:span></text:h>
        </text:list-item>
      </text:list>
      <text:h text:style-name="P8" text:outline-level="1"/>
      <text:p text:style-name="P3"><text:span text:style-name="T4">Структура Сайта</text:span></text:p>
      <text:p text:style-name="P9"><text:span text:style-name="T2">- Жизнь КГЮА (внутри есть вкладки: Акции и благотворительность; Кружки и клубы; Значимые даты (Юбилеи);</text:span></text:p>
      <text:p text:style-name="P14"/>
      <text:list xml:id="list546361893" text:style-name="WWNum9">
        <text:list-item>
          <text:h text:style-name="P10" text:outline-level="1"><text:span text:style-name="T4">Наука:</text:span></text:h>
        </text:list-item>
      </text:list>
      <text:p text:style-name="P9"><text:span text:style-name="T2">- Отдел аспирантуры, докторантуры и организации научной деятельности (внутри есть вкладки: Об отделе; Персонал; Справочные материалы (РИНЦ, ВАК и другие);</text:span></text:p>
      <text:p text:style-name="P9"><text:span text:style-name="T2">- Диссертационный совет (внутри есть вкладки: </text:span><text:a xlink:type="simple" xlink:href="https://www.ksla.kg/nauka/dissertatsionnyi-sovet/dissertatsionnyi-sovet" text:style-name="Standard" text:visited-style-name="Standard"><text:span text:style-name="T2">Диссертационный совет</text:span></text:a><text:span text:style-name="T2">; </text:span><text:a xlink:type="simple" xlink:href="https://www.ksla.kg/nauka/dissertatsionnyi-sovet/svedeniia-o-chlenakh-dissertatsionnogo-soveta" text:style-name="Standard" text:visited-style-name="Standard"><text:span text:style-name="T2">Сведения о членах диссертационного совета</text:span></text:a><text:span text:style-name="T2">; </text:span><text:a xlink:type="simple" xlink:href="https://www.ksla.kg/nauka/dissertatsionnyi-sovet/prikaz" text:style-name="Standard" text:visited-style-name="Standard"><text:span text:style-name="T2">Приказ</text:span></text:a><text:span text:style-name="T2">; </text:span><text:a xlink:type="simple" xlink:href="https://www.ksla.kg/nauka/dissertatsionnyi-sovet/pasporta-spetsialnostei" text:style-name="Standard" text:visited-style-name="Standard"><text:span text:style-name="T2">Паспорта специальностей</text:span></text:a><text:span text:style-name="T2">; </text:span><text:a xlink:type="simple" xlink:href="https://www.ksla.kg/nauka/dissertatsionnyi-sovet/pasporta-spetsialistov" text:style-name="Standard" text:visited-style-name="Standard"><text:span text:style-name="T2">Паспорта</text:span></text:a><text:a xlink:type="simple" xlink:href="https://www.ksla.kg/nauka/dissertatsionnyi-sovet/pasporta-spetsialistov" text:style-name="Standard" text:visited-style-name="Standard"><text:span text:style-name="T14"> </text:span></text:a><text:a xlink:type="simple" xlink:href="https://www.ksla.kg/nauka/dissertatsionnyi-sovet/pasporta-spetsialistov" text:style-name="Standard" text:visited-style-name="Standard"><text:span text:style-name="T2">специалистов</text:span></text:a><text:span text:style-name="T2">; </text:span><text:a xlink:type="simple" xlink:href="https://www.ksla.kg/nauka/dissertatsionnyi-sovet/avtoreferaty" text:style-name="Standard" text:visited-style-name="Standard"><text:span text:style-name="T2">Авторефераты</text:span></text:a><text:span text:style-name="T2">; </text:span><text:a xlink:type="simple" xlink:href="https://www.ksla.kg/nauka/dissertatsionnyi-sovet/dissertatsii" text:style-name="Standard" text:visited-style-name="Standard"><text:span text:style-name="T2">Диссертации</text:span></text:a><text:span text:style-name="T2">; </text:span><text:a xlink:type="simple" xlink:href="https://www.ksla.kg/nauka/dissertatsionnyi-sovet/otzyvy" text:style-name="Standard" text:visited-style-name="Standard"><text:span text:style-name="T2">Отзывы</text:span></text:a><text:span text:style-name="T2">; </text:span><text:a xlink:type="simple" xlink:href="https://www.ksla.kg/nauka/dissertatsionnyi-sovet/obiavleniia" text:style-name="Standard" text:visited-style-name="Standard"><text:span text:style-name="T2">Объявления</text:span></text:a><text:span text:style-name="T2">; </text:span><text:a xlink:type="simple" xlink:href="https://www.ksla.kg/nauka/dissertatsionnyi-sovet/elektronnaia-ochered" text:style-name="Standard" text:visited-style-name="Standard"><text:span text:style-name="T2">Электронная очередь</text:span></text:a><text:span text:style-name="T2">; </text:span><text:a xlink:type="simple" xlink:href="https://www.ksla.kg/nauka/dissertatsionnyi-sovet/stranitsa" text:style-name="Standard" text:visited-style-name="Standard"><text:span text:style-name="T2">Экспертные заключения</text:span></text:a><text:span text:style-name="T2">);</text:span></text:p>
      <text:p text:style-name="P15"/>
      <text:list xml:id="list213124246957056" text:continue-numbering="true" text:style-name="WWNum9">
        <text:list-item>
          <text:h text:style-name="P10" text:outline-level="1"><text:span text:style-name="T4">Международное сотрудничество:</text:span></text:h>
        </text:list-item>
      </text:list>
      <text:p text:style-name="P9"><text:span text:style-name="T2">- Международные мероприятия;</text:span></text:p>
      <text:p text:style-name="P9"><text:span text:style-name="T2">- Международные программы;</text:span></text:p>
      <text:p text:style-name="P9"><text:span text:style-name="T2">- Организации-партнеры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37" style:display-name="ListLabel 37" style:family="text">
      <style:text-properties style:text-position="0% 100%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position="0% 100%"/>
    </style:style>
    <style:style style:name="ListLabel_20_57" style:display-name="ListLabel 57" style:family="text">
      <style:text-properties style:text-position="0% 100%"/>
    </style:style>
    <style:style style:name="ListLabel_20_58" style:display-name="ListLabel 58" style:family="text">
      <style:text-properties style:text-position="0% 100%"/>
    </style:style>
    <style:style style:name="ListLabel_20_59" style:display-name="ListLabel 59" style:family="text">
      <style:text-properties style:text-position="0% 100%"/>
    </style:style>
    <style:style style:name="ListLabel_20_60" style:display-name="ListLabel 60" style:family="text">
      <style:text-properties style:text-position="0% 100%"/>
    </style:style>
    <style:style style:name="ListLabel_20_61" style:display-name="ListLabel 61" style:family="text">
      <style:text-properties style:text-position="0% 100%"/>
    </style:style>
    <style:style style:name="ListLabel_20_62" style:display-name="ListLabel 62" style:family="text">
      <style:text-properties style:text-position="0% 100%"/>
    </style:style>
    <style:style style:name="ListLabel_20_63" style:display-name="ListLabel 63" style:family="text">
      <style:text-properties style:text-position="0% 100%"/>
    </style:style>
    <style:style style:name="ListLabel_20_64" style:display-name="ListLabel 64" style:family="text">
      <style:text-properties style:text-position="0% 100%"/>
    </style:style>
    <style:style style:name="ListLabel_20_65" style:display-name="ListLabel 65" style:family="text">
      <style:text-properties style:text-position="0% 100%"/>
    </style:style>
    <style:style style:name="ListLabel_20_66" style:display-name="ListLabel 66" style:family="text">
      <style:text-properties style:text-position="0% 100%"/>
    </style:style>
    <style:style style:name="ListLabel_20_67" style:display-name="ListLabel 67" style:family="text">
      <style:text-properties style:text-position="0% 100%"/>
    </style:style>
    <style:style style:name="ListLabel_20_68" style:display-name="ListLabel 68" style:family="text">
      <style:text-properties style:text-position="0% 100%"/>
    </style:style>
    <style:style style:name="ListLabel_20_69" style:display-name="ListLabel 69" style:family="text">
      <style:text-properties style:text-position="0% 100%"/>
    </style:style>
    <style:style style:name="ListLabel_20_70" style:display-name="ListLabel 70" style:family="text">
      <style:text-properties style:text-position="0% 100%"/>
    </style:style>
    <style:style style:name="ListLabel_20_71" style:display-name="ListLabel 71" style:family="text">
      <style:text-properties style:text-position="0% 100%"/>
    </style:style>
    <style:style style:name="ListLabel_20_72" style:display-name="ListLabel 72" style:family="text">
      <style:text-properties style:text-position="0% 100%"/>
    </style:style>
    <style:style style:name="ListLabel_20_73" style:display-name="ListLabel 73" style:family="text">
      <style:text-properties style:text-position="0% 100%"/>
    </style:style>
    <style:style style:name="ListLabel_20_74" style:display-name="ListLabel 74" style:family="text">
      <style:text-properties style:text-position="0% 100%"/>
    </style:style>
    <style:style style:name="ListLabel_20_75" style:display-name="ListLabel 75" style:family="text">
      <style:text-properties style:text-position="0% 100%"/>
    </style:style>
    <style:style style:name="ListLabel_20_76" style:display-name="ListLabel 76" style:family="text">
      <style:text-properties style:text-position="0% 100%"/>
    </style:style>
    <style:style style:name="ListLabel_20_77" style:display-name="ListLabel 77" style:family="text">
      <style:text-properties style:text-position="0% 100%"/>
    </style:style>
    <style:style style:name="ListLabel_20_78" style:display-name="ListLabel 78" style:family="text">
      <style:text-properties style:text-position="0% 100%"/>
    </style:style>
    <style:style style:name="ListLabel_20_79" style:display-name="ListLabel 79" style:family="text">
      <style:text-properties style:text-position="0% 100%"/>
    </style:style>
    <style:style style:name="ListLabel_20_80" style:display-name="ListLabel 80" style:family="text">
      <style:text-properties style:text-position="0% 100%"/>
    </style:style>
    <style:style style:name="ListLabel_20_81" style:display-name="ListLabel 81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'Noto Sans Symbols'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2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2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2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2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2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30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3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3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3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3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/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Noto Sans Symbols'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/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Noto Sans Symbols'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−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5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5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0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6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6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6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6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0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7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74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7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7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7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8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</meta:initial-creator>
    <meta:editing-cycles>3</meta:editing-cycles>
    <meta:creation-date>2021-01-25T10:56:00</meta:creation-date>
    <dc:date>2021-06-21T21:31:23.119753204</dc:date>
    <meta:editing-duration>PT16M11S</meta:editing-duration>
    <meta:generator>LibreOffice/6.4.7.2$Linux_X86_64 LibreOffice_project/40$Build-2</meta:generator>
    <meta:document-statistic meta:table-count="0" meta:image-count="0" meta:object-count="0" meta:page-count="1" meta:paragraph-count="16" meta:word-count="118" meta:character-count="1010" meta:non-whitespace-character-count="912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